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Heading_20_4">
      <style:text-properties officeooo:paragraph-rsid="00013d37"/>
    </style:style>
    <style:style style:name="P2" style:family="paragraph" style:parent-style-name="Heading_20_4">
      <style:text-properties officeooo:paragraph-rsid="00015807"/>
    </style:style>
    <style:style style:name="P3" style:family="paragraph" style:parent-style-name="List_20_Paragraph">
      <style:paragraph-properties fo:margin-left="2.117cm" fo:margin-right="0cm" fo:text-indent="0.106cm" style:auto-text-indent="false"/>
      <style:text-properties officeooo:paragraph-rsid="00013d37"/>
    </style:style>
    <style:style style:name="P4" style:family="paragraph" style:parent-style-name="List_20_Paragraph" style:list-style-name="WWNum56">
      <style:text-properties officeooo:paragraph-rsid="00013d37"/>
    </style:style>
    <style:style style:name="P5" style:family="paragraph" style:parent-style-name="List_20_Paragraph" style:list-style-name="WWNum57">
      <style:text-properties officeooo:paragraph-rsid="00013d37"/>
    </style:style>
    <style:style style:name="P6" style:family="paragraph" style:parent-style-name="List_20_Paragraph" style:list-style-name="WWNum59">
      <style:text-properties officeooo:paragraph-rsid="00013d37"/>
    </style:style>
    <style:style style:name="P7" style:family="paragraph" style:parent-style-name="List_20_Paragraph" style:list-style-name="WWNum60">
      <style:text-properties officeooo:paragraph-rsid="00013d37"/>
    </style:style>
    <style:style style:name="P8" style:family="paragraph" style:parent-style-name="List_20_Paragraph" style:list-style-name="WWNum61">
      <style:text-properties officeooo:paragraph-rsid="00013d37"/>
    </style:style>
    <style:style style:name="P9" style:family="paragraph" style:parent-style-name="List_20_Paragraph" style:list-style-name="WWNum62">
      <style:text-properties officeooo:paragraph-rsid="00013d37"/>
    </style:style>
    <style:style style:name="P10" style:family="paragraph" style:parent-style-name="List_20_Paragraph" style:list-style-name="WWNum63">
      <style:text-properties officeooo:paragraph-rsid="00013d37"/>
    </style:style>
    <style:style style:name="P11" style:family="paragraph" style:parent-style-name="List_20_Paragraph" style:list-style-name="WWNum64">
      <style:text-properties officeooo:paragraph-rsid="00013d37"/>
    </style:style>
    <style:style style:name="P12" style:family="paragraph" style:parent-style-name="List_20_Paragraph" style:list-style-name="WWNum65">
      <style:text-properties officeooo:paragraph-rsid="00013d37"/>
    </style:style>
    <style:style style:name="P13" style:family="paragraph" style:parent-style-name="List_20_Paragraph" style:list-style-name="WWNum66">
      <style:text-properties officeooo:paragraph-rsid="00013d37"/>
    </style:style>
    <style:style style:name="P14" style:family="paragraph" style:parent-style-name="List_20_Paragraph">
      <style:paragraph-properties fo:margin-left="2.223cm" fo:margin-right="0cm" fo:text-indent="0cm" style:auto-text-indent="false"/>
      <style:text-properties officeooo:paragraph-rsid="00013d37"/>
    </style:style>
    <style:style style:name="P15" style:family="paragraph" style:parent-style-name="List_20_Paragraph">
      <style:paragraph-properties fo:margin-left="1.744cm" fo:margin-right="0cm" fo:text-indent="1.482cm" style:auto-text-indent="false"/>
      <style:text-properties officeooo:paragraph-rsid="00013d37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officeooo:paragraph-rsid="00013d37"/>
    </style:style>
    <style:style style:name="P17" style:family="paragraph" style:parent-style-name="List_20_Paragraph" style:list-style-name="WWNum12">
      <style:paragraph-properties fo:margin-left="0cm" fo:margin-right="0cm" fo:text-indent="0cm" style:auto-text-indent="false"/>
      <style:text-properties officeooo:paragraph-rsid="00015807"/>
    </style:style>
    <style:style style:name="P18" style:family="paragraph" style:parent-style-name="List_20_Paragraph" style:list-style-name="WWNum12">
      <style:paragraph-properties fo:margin-left="0.635cm" fo:margin-right="0cm" fo:text-indent="-0.635cm" style:auto-text-indent="false"/>
      <style:text-properties officeooo:paragraph-rsid="00015807"/>
    </style:style>
    <style:style style:name="P19" style:family="paragraph" style:parent-style-name="List_20_Paragraph" style:list-style-name="WWNum26">
      <style:paragraph-properties fo:margin-left="0.635cm" fo:margin-right="0cm" fo:text-indent="-0.635cm" style:auto-text-indent="false"/>
      <style:text-properties officeooo:paragraph-rsid="00015807"/>
    </style:style>
    <style:style style:name="P20" style:family="paragraph" style:parent-style-name="List_20_Paragraph" style:list-style-name="WWNum27">
      <style:paragraph-properties fo:margin-left="0.635cm" fo:margin-right="0cm" fo:text-indent="-0.635cm" style:auto-text-indent="false"/>
      <style:text-properties officeooo:paragraph-rsid="00015807"/>
    </style:style>
    <style:style style:name="P21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0cm"/>
        </style:tab-stops>
      </style:paragraph-properties>
      <style:text-properties officeooo:paragraph-rsid="00015807"/>
    </style:style>
    <style:style style:name="P22" style:family="paragraph" style:parent-style-name="List_20_Paragraph" style:list-style-name="WWNum11">
      <style:paragraph-properties fo:margin-left="0.635cm" fo:margin-right="0cm" fo:text-indent="-0.635cm" style:auto-text-indent="false">
        <style:tab-stops>
          <style:tab-stop style:position="1.27cm"/>
        </style:tab-stops>
      </style:paragraph-properties>
      <style:text-properties officeooo:paragraph-rsid="00015807"/>
    </style:style>
    <style:style style:name="P23" style:family="paragraph" style:parent-style-name="List_20_Paragraph" style:list-style-name="WWNum11">
      <style:paragraph-properties fo:margin-left="0.635cm" fo:margin-right="0cm" fo:text-indent="-0.635cm" style:auto-text-indent="false"/>
      <style:text-properties officeooo:paragraph-rsid="00015807"/>
    </style:style>
    <style:style style:name="P24" style:family="paragraph" style:parent-style-name="List_20_Paragraph" style:list-style-name="WWNum16">
      <style:paragraph-properties fo:margin-left="0.635cm" fo:margin-right="0cm" fo:text-indent="-0.635cm" style:auto-text-indent="false"/>
      <style:text-properties officeooo:paragraph-rsid="00015807"/>
    </style:style>
    <style:style style:name="P25" style:family="paragraph" style:parent-style-name="List_20_Paragraph" style:list-style-name="WWNum17">
      <style:paragraph-properties fo:margin-left="0.635cm" fo:margin-right="0cm" fo:text-indent="-0.635cm" style:auto-text-indent="false"/>
      <style:text-properties officeooo:paragraph-rsid="00015807"/>
    </style:style>
    <style:style style:name="P26" style:family="paragraph" style:parent-style-name="List_20_Paragraph">
      <style:paragraph-properties fo:margin-left="0.633cm" fo:margin-right="0cm" fo:text-indent="0cm" style:auto-text-indent="false"/>
      <style:text-properties officeooo:paragraph-rsid="00015807"/>
    </style:style>
    <style:style style:name="P27" style:family="paragraph" style:parent-style-name="List_20_Paragraph" style:list-style-name="WWNum29">
      <style:paragraph-properties fo:margin-left="1.268cm" fo:margin-right="0cm" fo:text-indent="-0.635cm" style:auto-text-indent="false"/>
      <style:text-properties officeooo:paragraph-rsid="00015807"/>
    </style:style>
    <style:style style:name="P28" style:family="paragraph" style:parent-style-name="List_20_Paragraph" style:list-style-name="WWNum18">
      <style:paragraph-properties fo:margin-left="1.268cm" fo:margin-right="0cm" fo:text-indent="-0.635cm" style:auto-text-indent="false"/>
      <style:text-properties officeooo:paragraph-rsid="00015807"/>
    </style:style>
    <style:style style:name="P29" style:family="paragraph" style:parent-style-name="List_20_Paragraph" style:list-style-name="WWNum23">
      <style:paragraph-properties fo:margin-left="1.268cm" fo:margin-right="0cm" fo:text-indent="-0.635cm" style:auto-text-indent="false"/>
      <style:text-properties officeooo:paragraph-rsid="00015807"/>
    </style:style>
    <style:style style:name="P30" style:family="paragraph" style:parent-style-name="List_20_Paragraph">
      <style:paragraph-properties fo:margin-left="0.633cm" fo:margin-right="0cm" fo:text-indent="0.37cm" style:auto-text-indent="false"/>
      <style:text-properties officeooo:paragraph-rsid="00015807"/>
    </style:style>
    <style:style style:name="P31" style:family="paragraph" style:parent-style-name="List_20_Paragraph">
      <style:paragraph-properties fo:margin-left="1.374cm" fo:margin-right="0cm" fo:text-indent="0cm" style:auto-text-indent="false"/>
      <style:text-properties officeooo:paragraph-rsid="00015807"/>
    </style:style>
    <style:style style:name="P32" style:family="paragraph" style:parent-style-name="List_20_Paragraph">
      <style:paragraph-properties fo:margin-left="1.27cm" fo:margin-right="0cm" fo:text-indent="0cm" style:auto-text-indent="false"/>
      <style:text-properties officeooo:paragraph-rsid="00015807"/>
    </style:style>
    <style:style style:name="P33" style:family="paragraph" style:parent-style-name="Heading_20_3">
      <style:text-properties officeooo:paragraph-rsid="00013d37"/>
    </style:style>
    <style:style style:name="P34" style:family="paragraph" style:parent-style-name="Heading_20_3">
      <style:text-properties officeooo:paragraph-rsid="00015807"/>
    </style:style>
    <style:style style:name="P35" style:family="paragraph" style:parent-style-name="Standard">
      <style:paragraph-properties fo:margin-left="1.111cm" fo:margin-right="0cm" fo:text-indent="0.741cm" style:auto-text-indent="false"/>
      <style:text-properties officeooo:paragraph-rsid="00013d37"/>
    </style:style>
    <style:style style:name="P36" style:family="paragraph" style:parent-style-name="Standard">
      <style:paragraph-properties fo:margin-left="1.852cm" fo:margin-right="0cm" fo:text-indent="0cm" style:auto-text-indent="false"/>
      <style:text-properties officeooo:paragraph-rsid="00013d37"/>
    </style:style>
    <style:style style:name="P37" style:family="paragraph" style:parent-style-name="Standard">
      <style:paragraph-properties fo:margin-left="1.376cm" fo:margin-right="0cm" fo:text-indent="0.741cm" style:auto-text-indent="false"/>
      <style:text-properties officeooo:paragraph-rsid="00013d37"/>
    </style:style>
    <style:style style:name="P38" style:family="paragraph" style:parent-style-name="Standard">
      <style:paragraph-properties fo:margin-left="0cm" fo:margin-right="0cm" fo:text-indent="0.741cm" style:auto-text-indent="false"/>
      <style:text-properties officeooo:paragraph-rsid="00013d37"/>
    </style:style>
    <style:style style:name="P39" style:family="paragraph" style:parent-style-name="Standard">
      <style:paragraph-properties fo:margin-left="0cm" fo:margin-right="0cm" fo:text-indent="0.741cm" style:auto-text-indent="false"/>
      <style:text-properties officeooo:paragraph-rsid="00015807"/>
    </style:style>
    <style:style style:name="P40" style:family="paragraph" style:parent-style-name="Standard">
      <style:paragraph-properties fo:margin-left="1.852cm" fo:margin-right="0cm" fo:text-indent="0.741cm" style:auto-text-indent="false"/>
      <style:text-properties officeooo:paragraph-rsid="00013d37"/>
    </style:style>
    <style:style style:name="P41" style:family="paragraph" style:parent-style-name="Standard">
      <style:paragraph-properties fo:margin-left="1.482cm" fo:margin-right="0cm" fo:text-indent="0.741cm" style:auto-text-indent="false"/>
      <style:text-properties officeooo:paragraph-rsid="00013d37"/>
    </style:style>
    <style:style style:name="P42" style:family="paragraph" style:parent-style-name="Standard">
      <style:paragraph-properties fo:margin-left="2.963cm" fo:margin-right="0cm" fo:text-indent="0cm" style:auto-text-indent="false"/>
      <style:text-properties officeooo:paragraph-rsid="00013d37"/>
    </style:style>
    <style:style style:name="P43" style:family="paragraph" style:parent-style-name="Standard">
      <style:paragraph-properties fo:margin-left="1.374cm" fo:margin-right="0cm" fo:text-indent="0.741cm" style:auto-text-indent="false"/>
      <style:text-properties officeooo:paragraph-rsid="00013d37"/>
    </style:style>
    <style:style style:name="P44" style:family="paragraph" style:parent-style-name="Standard">
      <style:paragraph-properties fo:margin-left="2.963cm" fo:margin-right="0cm" fo:text-indent="0.741cm" style:auto-text-indent="false"/>
      <style:text-properties officeooo:paragraph-rsid="00013d37"/>
    </style:style>
    <style:style style:name="P45" style:family="paragraph" style:parent-style-name="Standard">
      <style:paragraph-properties fo:margin-left="1.482cm" fo:margin-right="0cm" fo:text-indent="0.635cm" style:auto-text-indent="false"/>
      <style:text-properties officeooo:paragraph-rsid="00013d37"/>
    </style:style>
    <style:style style:name="P46" style:family="paragraph" style:parent-style-name="Standard">
      <style:paragraph-properties fo:margin-left="2.223cm" fo:margin-right="0cm" fo:text-indent="0cm" style:auto-text-indent="false"/>
      <style:text-properties officeooo:paragraph-rsid="00013d37"/>
    </style:style>
    <style:style style:name="P47" style:family="paragraph" style:parent-style-name="Standard">
      <style:paragraph-properties fo:margin-left="0.633cm" fo:margin-right="0cm" fo:text-indent="0cm" style:auto-text-indent="false"/>
      <style:text-properties officeooo:paragraph-rsid="00015807"/>
    </style:style>
    <style:style style:name="P48" style:family="paragraph" style:parent-style-name="Standard">
      <style:paragraph-properties fo:margin-left="1.27cm" fo:margin-right="0cm" fo:text-indent="0cm" style:auto-text-indent="false"/>
      <style:text-properties officeooo:paragraph-rsid="00015807"/>
    </style:style>
    <style:style style:name="P49" style:family="paragraph" style:parent-style-name="Standard">
      <style:paragraph-properties fo:margin-left="0.741cm" fo:margin-right="0cm" fo:text-indent="0.741cm" style:auto-text-indent="false"/>
      <style:text-properties officeooo:paragraph-rsid="00015807"/>
    </style:style>
    <style:style style:name="P50" style:family="paragraph" style:parent-style-name="Standard">
      <style:paragraph-properties fo:margin-left="0cm" fo:margin-right="0cm" fo:text-indent="1.482cm" style:auto-text-indent="false"/>
      <style:text-properties officeooo:paragraph-rsid="00015807"/>
    </style:style>
    <style:style style:name="P51" style:family="paragraph" style:parent-style-name="Standard">
      <style:paragraph-properties fo:margin-left="0.792cm" fo:margin-right="0cm" fo:text-indent="0cm" style:auto-text-indent="false"/>
      <style:text-properties officeooo:paragraph-rsid="00015807"/>
    </style:style>
    <style:style style:name="P52" style:family="paragraph" style:parent-style-name="Standard">
      <style:paragraph-properties fo:margin-left="1.162cm" fo:margin-right="0cm" fo:text-indent="0cm" style:auto-text-indent="false"/>
      <style:text-properties officeooo:paragraph-rsid="00015807"/>
    </style:style>
    <style:style style:name="P53" style:family="paragraph" style:parent-style-name="Standard">
      <style:paragraph-properties fo:margin-left="1.162cm" fo:margin-right="0cm" fo:text-indent="0.37cm" style:auto-text-indent="false"/>
      <style:text-properties officeooo:paragraph-rsid="00015807"/>
    </style:style>
    <style:style style:name="P54" style:family="paragraph" style:parent-style-name="Standard">
      <style:paragraph-properties fo:margin-left="0cm" fo:margin-right="0cm" fo:text-indent="0.635cm" style:auto-text-indent="false"/>
      <style:text-properties officeooo:paragraph-rsid="00015807"/>
    </style:style>
    <style:style style:name="P55" style:family="paragraph" style:parent-style-name="Standard">
      <style:paragraph-properties fo:margin-left="1.533cm" fo:margin-right="0cm" fo:text-indent="0.741cm" style:auto-text-indent="false"/>
      <style:text-properties officeooo:paragraph-rsid="00015807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013d37"/>
    </style:style>
    <style:style style:name="P57" style:family="paragraph" style:parent-style-name="Heading_20_1">
      <style:text-properties officeooo:paragraph-rsid="00013d37"/>
    </style:style>
    <style:style style:name="P58" style:family="paragraph" style:parent-style-name="Heading_20_1" style:master-page-name="Standard">
      <style:paragraph-properties style:page-number="auto"/>
      <style:text-properties officeooo:paragraph-rsid="00015807"/>
    </style:style>
    <style:style style:name="P59" style:family="paragraph" style:parent-style-name="Heading_20_2">
      <style:text-properties officeooo:paragraph-rsid="00013d37"/>
    </style:style>
    <style:style style:name="P60" style:family="paragraph" style:parent-style-name="Heading_20_2">
      <style:text-properties officeooo:paragraph-rsid="00015807"/>
    </style:style>
    <style:style style:name="P61" style:family="paragraph" style:parent-style-name="Heading_20_2">
      <style:paragraph-properties fo:margin-top="0.967cm" fo:margin-bottom="0.318cm" loext:contextual-spacing="false"/>
      <style:text-properties officeooo:paragraph-rsid="00013d37"/>
    </style:style>
    <style:style style:name="P62" style:family="paragraph" style:parent-style-name="Heading_20_5">
      <style:text-properties officeooo:paragraph-rsid="00013d37"/>
    </style:style>
    <style:style style:name="P6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6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65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AR PL UKai HK" fo:font-size="15pt"/>
    </style:style>
    <style:style style:name="P66" style:family="paragraph" style:parent-style-name="Preformatted_20_Text">
      <style:text-properties fo:color="#000000" officeooo:paragraph-rsid="00013d37"/>
    </style:style>
    <style:style style:name="P67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6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69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70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71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/>
    </style:style>
    <style:style style:name="P72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5pt" officeooo:paragraph-rsid="00013d37"/>
    </style:style>
    <style:style style:name="P73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13d37"/>
    </style:style>
    <style:style style:name="P74" style:family="paragraph" style:parent-style-name="Preformatted_20_Text" style:list-style-name="WWNum12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015807"/>
    </style:style>
    <style:style style:name="T1" style:family="text">
      <style:text-properties style:font-name-asian="等线1"/>
    </style:style>
    <style:style style:name="T2" style:family="text">
      <style:text-properties officeooo:rsid="00015807" style:font-name-asian="等线1"/>
    </style:style>
    <style:style style:name="T3" style:family="text">
      <style:text-properties fo:language="en" fo:country="GB" style:font-name-asian="等线1"/>
    </style:style>
    <style:style style:name="T4" style:family="text">
      <style:text-properties style:font-name="等线" style:font-name-asian="等线1"/>
    </style:style>
    <style:style style:name="T5" style:family="text">
      <style:text-properties fo:color="#1f0909" style:font-name-asian="等线1" style:font-name-complex="Times New Roman"/>
    </style:style>
    <style:style style:name="T6" style:family="text">
      <style:text-properties fo:color="#1f0909" style:font-name="宋体" style:font-name-asian="宋体1" style:font-name-complex="宋体1"/>
    </style:style>
    <style:style style:name="T7" style:family="text">
      <style:text-properties fo:color="#1f0909" style:font-name="等线" fo:font-size="15.5pt" style:font-name-asian="等线1" style:font-size-asian="15.5pt" style:font-name-complex="Times New Roman" style:font-size-complex="15.5pt"/>
    </style:style>
    <style:style style:name="T8" style:family="text">
      <style:text-properties style:font-name="宋体" style:font-name-asian="宋体1" style:font-name-complex="宋体1"/>
    </style:style>
    <style:style style:name="T9" style:family="text">
      <style:text-properties fo:color="#ff0000"/>
    </style:style>
    <style:style style:name="T10" style:family="text">
      <style:text-properties fo:color="#333333" style:font-name="Arial" fo:background-color="#ffffff" loext:char-shading-value="0" style:font-name-complex="Arial1" style:font-size-complex="10.5pt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15pt"/>
    </style:style>
    <style:style style:name="T13" style:family="text">
      <style:text-properties style:font-name="DejaVu Sans Mono" fo:font-size="15pt" fo:font-style="italic"/>
    </style:style>
    <style:style style:name="T14" style:family="text">
      <style:text-properties fo:color="#000080"/>
    </style:style>
    <style:style style:name="T15" style:family="text">
      <style:text-properties fo:color="#000080" style:font-name="DejaVu Sans Mono" fo:font-size="15pt"/>
    </style:style>
    <style:style style:name="T16" style:family="text">
      <style:text-properties fo:color="#000080" style:font-name="DejaVu Sans Mono" fo:font-size="15pt" fo:font-weight="bold"/>
    </style:style>
    <style:style style:name="T17" style:family="text">
      <style:text-properties fo:color="#000080" style:font-name="DejaVu Sans Mono" fo:font-weight="bold"/>
    </style:style>
    <style:style style:name="T18" style:family="text">
      <style:text-properties fo:color="#000080" fo:font-weight="bold"/>
    </style:style>
    <style:style style:name="T19" style:family="text">
      <style:text-properties fo:color="#008080" style:font-name="DejaVu Sans Mono" fo:font-size="15pt" fo:font-weight="bold"/>
    </style:style>
    <style:style style:name="T20" style:family="text">
      <style:text-properties fo:color="#008080" style:font-name="DejaVu Sans Mono" fo:font-weight="bold"/>
    </style:style>
    <style:style style:name="T21" style:family="text">
      <style:text-properties fo:color="#008080" style:font-name-asian="AR PL UKai TW" style:font-size-asian="15pt" style:font-weight-asian="bold"/>
    </style:style>
    <style:style style:name="T22" style:family="text">
      <style:text-properties fo:color="#008080" fo:font-weight="bold"/>
    </style:style>
    <style:style style:name="T23" style:family="text">
      <style:text-properties fo:color="#800a01"/>
    </style:style>
    <style:style style:name="T24" style:family="text">
      <style:text-properties fo:color="#800a01" style:font-name="DejaVu Sans Mono" fo:font-size="15pt" fo:font-style="italic"/>
    </style:style>
    <style:style style:name="T25" style:family="text">
      <style:text-properties fo:color="#800a01" style:font-name-asian="AR PL UKai HK" style:font-size-asian="15pt" style:font-style-asian="italic"/>
    </style:style>
    <style:style style:name="T26" style:family="text">
      <style:text-properties fo:color="#800a01" style:font-name-asian="DejaVu Sans Mono" style:font-size-asian="15pt"/>
    </style:style>
    <style:style style:name="T27" style:family="text">
      <style:text-properties style:font-name-asian="AR PL UKai HK" style:font-size-asian="15pt" style:font-style-asian="italic"/>
    </style:style>
    <style:style style:name="T28" style:family="text">
      <style:text-properties fo:color="#0000ff"/>
    </style:style>
    <style:style style:name="T29" style:family="text">
      <style:text-properties fo:color="#0000ff" style:font-name="DejaVu Sans Mono"/>
    </style:style>
    <style:style style:name="T30" style:family="text">
      <style:text-properties fo:color="#0000ff" style:font-name="DejaVu Sans Mono" fo:font-size="15pt"/>
    </style:style>
    <style:style style:name="T31" style:family="text">
      <style:text-properties fo:color="#800400"/>
    </style:style>
    <style:style style:name="T32" style:family="text">
      <style:text-properties fo:color="#800400" style:font-name="DejaVu Sans Mono" fo:font-size="15pt" fo:font-style="italic"/>
    </style:style>
    <style:style style:name="T33" style:family="text">
      <style:text-properties fo:color="#800400" style:font-name-asian="AR PL UKai HK" style:font-size-asian="15pt" style:font-style-asian="italic"/>
    </style:style>
    <style:style style:name="T34" style:family="text">
      <style:text-properties fo:color="#800400" style:font-name-asian="DejaVu Sans Mono" style:font-size-asian="15pt"/>
    </style:style>
    <style:style style:name="T35" style:family="text">
      <style:text-properties fo:color="#800400" fo:font-style="italic"/>
    </style:style>
    <style:style style:name="T36" style:family="text">
      <style:text-properties fo:color="#660099"/>
    </style:style>
    <style:style style:name="T37" style:family="text">
      <style:text-properties fo:color="#660099" style:font-name="DejaVu Sans Mono"/>
    </style:style>
    <style:style style:name="T38" style:family="text">
      <style:text-properties fo:color="#808080"/>
    </style:style>
    <style:style style:name="T39" style:family="text">
      <style:text-properties fo:color="#808080" style:font-name="DejaVu Sans Mono"/>
    </style:style>
    <style:style style:name="T40" style:family="text">
      <style:text-properties fo:color="#b200b2" style:font-name="DejaVu Sans Mono" fo:font-size="15pt"/>
    </style:style>
    <style:style style:name="T41" style:family="text">
      <style:text-properties fo:color="#94558d" style:font-name="DejaVu Sans Mono" fo:font-size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3"><text:span text:style-name="T3">形参定义方式</text:span><text:span text:style-name="T1">parameter</text:span></text:h>
      <text:p text:style-name="P66"><text:s text:c="4"/><text:span text:style-name="T25">函数</text:span><text:span text:style-name="T24">: [</text:span><text:span text:style-name="T25">一个</text:span><text:span text:style-name="T24">] </text:span><text:span text:style-name="T25">功能</text:span></text:p>
      <text:p text:style-name="P67"><text:s text:c="4"/><text:span text:style-name="T27">定义：</text:span></text:p>
      <text:p text:style-name="P64"><text:span text:style-name="T23"><text:s text:c="8"/></text:span><text:span text:style-name="T24">def </text:span><text:span text:style-name="T25">函数名称</text:span><text:span text:style-name="T24">(</text:span><text:span text:style-name="T25">形式参数</text:span><text:span text:style-name="T24">):</text:span></text:p>
      <text:p text:style-name="P67"><text:s text:c="12"/><text:span text:style-name="T13">...</text:span></text:p>
      <text:p text:style-name="P64"><text:span text:style-name="T23"><text:s text:c="12"/></text:span><text:span text:style-name="T24">return </text:span><text:span text:style-name="T25">数据</text:span></text:p>
      <text:p text:style-name="P67"><text:s text:c="4"/><text:span text:style-name="T27">调用：</text:span></text:p>
      <text:p text:style-name="P64"><text:span text:style-name="T23"><text:s text:c="8"/></text:span><text:span text:style-name="T25">函数名称</text:span><text:span text:style-name="T24">(</text:span><text:span text:style-name="T25">实际参数</text:span><text:span text:style-name="T24">)</text:span></text:p>
      <text:p text:style-name="P64"><text:span text:style-name="T23"><text:s text:c="4"/></text:span><text:span text:style-name="T25">参数：调用者给定义者传递的消息</text:span></text:p>
      <text:p text:style-name="P67"><text:s text:c="4"/><text:span text:style-name="T27">返回值：定义者给调用者传递的结果</text:span></text:p>
      <text:p text:style-name="P64"><text:span text:style-name="T23"><text:s text:c="9"/></text:span><text:span text:style-name="T24">return</text:span><text:span text:style-name="T25">作用：返回数据，退出函数</text:span></text:p>
      <text:p text:style-name="P67"><text:s text:c="4"/><text:span text:style-name="T27">可变与不可变类型对象传参：</text:span></text:p>
      <text:p text:style-name="P67"><text:s text:c="8"/><text:span text:style-name="T27">不可变，函数内部修改栈帧的变量，不影响函数执行以后。</text:span></text:p>
      <text:p text:style-name="P67"><text:s text:c="8"/><text:span text:style-name="T27">可变，函数内部修改可变对象，影响函数执行以后。</text:span></text:p>
      <text:p text:style-name="P67"><text:s text:c="4"/><text:span text:style-name="T27">函数参数</text:span></text:p>
      <text:p text:style-name="P67"><text:s text:c="8"/><text:span text:style-name="T27">实参</text:span></text:p>
      <text:p text:style-name="P64"><text:span text:style-name="T23"><text:s text:c="12"/></text:span><text:span text:style-name="T25">位置实参</text:span><text:span text:style-name="T24">:</text:span><text:span text:style-name="T25">根据位置进行对应</text:span><text:span text:style-name="T24">(</text:span><text:span text:style-name="T25">实</text:span><text:span text:style-name="T24">--&gt;</text:span><text:span text:style-name="T25">形</text:span><text:span text:style-name="T24">).</text:span></text:p>
      <text:p text:style-name="P64"><text:span text:style-name="T23"><text:s text:c="16"/></text:span><text:span text:style-name="T25">序列实参</text:span><text:span text:style-name="T24">:</text:span><text:span text:style-name="T25">用星号拆分序列进行对应</text:span><text:span text:style-name="T24">(</text:span><text:span text:style-name="T25">元素</text:span><text:span text:style-name="T24">--&gt;</text:span><text:span text:style-name="T25">形</text:span><text:span text:style-name="T24">)</text:span></text:p>
      <text:p text:style-name="P64"><text:span text:style-name="T23"><text:s text:c="12"/></text:span><text:span text:style-name="T25">关键字实参</text:span><text:span text:style-name="T24">:</text:span><text:span text:style-name="T25">根据名字进行对应</text:span><text:span text:style-name="T24">(</text:span><text:span text:style-name="T25">实</text:span><text:span text:style-name="T24">--&gt;</text:span><text:span text:style-name="T25">形</text:span><text:span text:style-name="T24">).</text:span></text:p>
      <text:p text:style-name="P64"><text:span text:style-name="T23"><text:s text:c="16"/></text:span><text:span text:style-name="T25">字典实参</text:span><text:span text:style-name="T24">:</text:span><text:span text:style-name="T25">用双星号拆分字典进行对应</text:span><text:span text:style-name="T24">(</text:span><text:span text:style-name="T25">键</text:span><text:span text:style-name="T24">--&gt;</text:span><text:span text:style-name="T25">形</text:span><text:span text:style-name="T24">,</text:span><text:span text:style-name="T25">传递值</text:span><text:span text:style-name="T24">)</text:span></text:p>
      <text:p text:style-name="P68">"""</text:p>
      <text:p text:style-name="P65"><text:span text:style-name="T17">def </text:span><text:span text:style-name="T11">fun01(</text:span><text:span text:style-name="T39">a</text:span><text:span text:style-name="T11">,</text:span><text:span text:style-name="T39">b</text:span><text:span text:style-name="T11">):</text:span></text:p>
      <text:p text:style-name="P64"><text:s text:c="4"/><text:span text:style-name="T16">pass</text:span></text:p>
      <text:p text:style-name="P65"><text:span text:style-name="T11">fun01(</text:span><text:span text:style-name="T29">1</text:span><text:span text:style-name="T11">,</text:span><text:span text:style-name="T29">2</text:span><text:span text:style-name="T11">)</text:span></text:p>
      <text:p text:style-name="P65"><text:span text:style-name="T11">tuple01 = (</text:span><text:span text:style-name="T29">3</text:span><text:span text:style-name="T11">,</text:span><text:span text:style-name="T29">5</text:span><text:span text:style-name="T11">)</text:span></text:p>
      <text:p text:style-name="P63">fun01(*tuple01)</text:p>
      <text:p text:style-name="P65"><text:span text:style-name="T11">fun01(</text:span><text:span text:style-name="T37">b </text:span><text:span text:style-name="T11">= </text:span><text:span text:style-name="T29">22</text:span><text:span text:style-name="T11">,</text:span><text:span text:style-name="T37">a</text:span><text:span text:style-name="T11">= </text:span><text:span text:style-name="T29">11</text:span><text:span text:style-name="T11">)</text:span></text:p>
      <text:p text:style-name="P65"><text:span text:style-name="T11">dict01 = {</text:span><text:span text:style-name="T20">"b"</text:span><text:span text:style-name="T11">:</text:span><text:span text:style-name="T29">222</text:span><text:span text:style-name="T11">,</text:span><text:span text:style-name="T20">"a"</text:span><text:span text:style-name="T11">:</text:span><text:span text:style-name="T29">111</text:span><text:span text:style-name="T11">}</text:span></text:p>
      <text:p text:style-name="P70">fun01(**dict01)</text:p>
      <text:h text:style-name="P33" text:outline-level="3"/>
      <text:h text:style-name="P1" text:outline-level="4"><text:span text:style-name="T4">缺省参数</text:span></text:h>
      <text:list xml:id="list246519974" text:style-name="WWNum56">
        <text:list-item>
          <text:p text:style-name="P4"><text:span text:style-name="T1">语法：</text:span></text:p>
        </text:list-item>
      </text:list>
      <text:p text:style-name="P35"><text:span text:style-name="T1">def 函数名(形参名1=默认实参1, 形参名2=默认实参2, ...):</text:span></text:p>
      <text:p text:style-name="P36"><text:soft-page-break/><text:span text:style-name="T1"><text:s text:c="6"/>函数体</text:span></text:p>
      <text:list xml:id="list192026714694329" text:continue-numbering="true" text:style-name="WWNum56">
        <text:list-item>
          <text:p text:style-name="P4"><text:span text:style-name="T1">说明：</text:span></text:p>
        </text:list-item>
      </text:list>
      <text:p text:style-name="P37"><text:span text:style-name="T1">缺省参数必须自右至左依次存在，如果一个参数有缺省参数，则其右侧的所有参数都必须有缺省参数。</text:span></text:p>
      <text:p text:style-name="P37"><text:span text:style-name="T1">缺省参数可以有0个或多个，甚至全部都有缺省参数。</text:span></text:p>
      <text:h text:style-name="P1" text:outline-level="4"><text:span text:style-name="T4">位置形参</text:span></text:h>
      <text:p text:style-name="P38"><text:span text:style-name="T1">语法：</text:span></text:p>
      <text:p text:style-name="P36"><text:span text:style-name="T1">def 函数名(形参名1, 形参名2, ...):</text:span></text:p>
      <text:p text:style-name="P40"><text:span text:style-name="T1">函数体</text:span></text:p>
      <text:h text:style-name="P62" text:outline-level="5"><text:span text:style-name="T1">星号元组形参</text:span></text:h>
      <text:list xml:id="list2074726541" text:style-name="WWNum57">
        <text:list-item>
          <text:p text:style-name="P5"><text:span text:style-name="T1">语法：</text:span></text:p>
        </text:list-item>
      </text:list>
      <text:p text:style-name="P41"><text:span text:style-name="T1">def 函数名(*元组形参名):</text:span></text:p>
      <text:p text:style-name="P42"><text:span text:style-name="T1">  函数体</text:span></text:p>
      <text:list xml:id="list192026600934999" text:continue-numbering="true" text:style-name="WWNum57">
        <text:list-item>
          <text:p text:style-name="P5"><text:span text:style-name="T1">作用：</text:span></text:p>
        </text:list-item>
      </text:list>
      <text:p text:style-name="P41"><text:span text:style-name="T1">收集多余的位置传参。</text:span></text:p>
      <text:list xml:id="list192025840445730" text:continue-numbering="true" text:style-name="WWNum57">
        <text:list-item>
          <text:p text:style-name="P5"><text:span text:style-name="T1">说明：</text:span></text:p>
        </text:list-item>
      </text:list>
      <text:p text:style-name="P14"><text:span text:style-name="T1">一般命名为'args'</text:span></text:p>
      <text:p text:style-name="P14"><text:span text:style-name="T1">形参列表中最多只能有一个</text:span></text:p>
      <text:h text:style-name="P1" text:outline-level="4"><text:span text:style-name="T4">命名关键字形参</text:span></text:h>
      <text:list xml:id="list3032628631" text:style-name="WWNum59">
        <text:list-item>
          <text:p text:style-name="P6"><text:span text:style-name="T1">语法：</text:span></text:p>
        </text:list-item>
      </text:list>
      <text:p text:style-name="P43"><text:span text:style-name="T1">def 函数名(*, 命名关键字形参1, 命名关键字形参2, ...):</text:span></text:p>
      <text:p text:style-name="P44"><text:span text:style-name="T1">函数体</text:span></text:p>
      <text:p text:style-name="P45"><text:span text:style-name="T1">def 函数名(*args, 命名关键字形参1, 命名关键字形参2, ...):<text:line-break/>  <text:s text:c="10"/>函数体</text:span></text:p>
      <text:list xml:id="list192025705840555" text:continue-numbering="true" text:style-name="WWNum59">
        <text:list-item>
          <text:p text:style-name="P6"><text:span text:style-name="T1">作用：</text:span></text:p>
        </text:list-item>
      </text:list>
      <text:p text:style-name="P41"><text:span text:style-name="T1">强制实参使用关键字传参</text:span></text:p>
      <text:h text:style-name="P62" text:outline-level="5"><text:span text:style-name="T1">双星号字典形参</text:span></text:h>
      <text:list xml:id="list3973519784" text:style-name="WWNum60">
        <text:list-item>
          <text:p text:style-name="P7"><text:span text:style-name="T1">语法：</text:span></text:p>
        </text:list-item>
      </text:list>
      <text:p text:style-name="P41"><text:span text:style-name="T1">def 函数名(**字典形参名):</text:span></text:p>
      <text:p text:style-name="P15"><text:span text:style-name="T1">函数体</text:span></text:p>
      <text:list xml:id="list192026645433723" text:continue-numbering="true" text:style-name="WWNum60">
        <text:list-item>
          <text:p text:style-name="P7"><text:span text:style-name="T1">作用：</text:span></text:p>
        </text:list-item>
      </text:list>
      <text:p text:style-name="P3"><text:span text:style-name="T1">收集多余的关键字传参</text:span></text:p>
      <text:list xml:id="list192025682101533" text:continue-numbering="true" text:style-name="WWNum60">
        <text:list-item>
          <text:p text:style-name="P7"><text:span text:style-name="T1">说明:</text:span></text:p>
        </text:list-item>
      </text:list>
      <text:p text:style-name="P14"><text:span text:style-name="T1">一般命名为'kwargs'</text:span></text:p>
      <text:p text:style-name="P14"><text:span text:style-name="T1">形参列表中最多只能有一个</text:span></text:p>
      <text:h text:style-name="P1" text:outline-level="4"><text:soft-page-break/><text:span text:style-name="T4">参数自左至右的顺序</text:span></text:h>
      <text:p text:style-name="P38"><text:span text:style-name="T1">位置形参 --&gt; 星号元组形参 --&gt; 命名关键字形参 --&gt; 双星号字典形参</text:span></text:p>
      <text:p text:style-name="P73"><text:span text:style-name="T2">"""</text:span></text:p>
      <text:p text:style-name="P64"><text:span text:style-name="T23"><text:s text:c="4"/></text:span><text:span text:style-name="T25">函数参数</text:span></text:p>
      <text:p text:style-name="P67"><text:s text:c="8"/><text:span text:style-name="T27">形参</text:span></text:p>
      <text:p text:style-name="P67"><text:s text:c="12"/><text:span text:style-name="T27">默认形参：实参可以不传递数据。</text:span></text:p>
      <text:p text:style-name="P67"><text:s text:c="12"/><text:span text:style-name="T27">位置形参：实参根据位置进行对应</text:span></text:p>
      <text:p text:style-name="P67"><text:s text:c="16"/><text:span text:style-name="T27">星号元组形参：实参数量无限（将实参合并为元组）</text:span></text:p>
      <text:p text:style-name="P67"><text:s text:c="12"/><text:span text:style-name="T27">关键字形参：实参根据名称进行对应</text:span></text:p>
      <text:p text:style-name="P64"><text:span text:style-name="T23"><text:s text:c="16"/></text:span><text:span text:style-name="T25">双星号字典形参</text:span><text:span text:style-name="T24">:</text:span><text:span text:style-name="T25">实参数量无限（将实参合并为字典）</text:span></text:p>
      <text:p text:style-name="P67"><text:s text:c="16"/><text:span text:style-name="T27">命名关键字形参：实参必须是关键字实参</text:span></text:p>
      <text:p text:style-name="P68">"""</text:p>
      <text:p text:style-name="P64"><text:span text:style-name="T32"># 1. </text:span><text:span text:style-name="T33">默认形参：实参可以不传递数据（从右向左依次存在）</text:span></text:p>
      <text:p text:style-name="P63"><text:span text:style-name="T18">def </text:span>fun01(a=<text:span text:style-name="T28">0</text:span>, b=<text:span text:style-name="T22">"bb"</text:span>, c=<text:span text:style-name="T28">1.5</text:span>):</text:p>
      <text:p text:style-name="P64"><text:s text:c="4"/><text:span text:style-name="T15">print</text:span><text:span text:style-name="T12">(a)</text:span></text:p>
      <text:p text:style-name="P64"><text:s text:c="4"/><text:span text:style-name="T15">print</text:span><text:span text:style-name="T12">(b)</text:span></text:p>
      <text:p text:style-name="P64"><text:s text:c="4"/><text:span text:style-name="T15">print</text:span><text:span text:style-name="T12">(c)</text:span></text:p>
      <text:p text:style-name="P69">#</text:p>
      <text:p text:style-name="P63">fun01()</text:p>
      <text:p text:style-name="P63">fun01(<text:span text:style-name="T28">1</text:span>, <text:span text:style-name="T22">"b"</text:span>)</text:p>
      <text:p text:style-name="P64"><text:span text:style-name="T32"># </text:span><text:span text:style-name="T33">关键实参</text:span><text:span text:style-name="T34"> </text:span><text:span text:style-name="T32">+ </text:span><text:span text:style-name="T33">默认形参：调用者可以随意指定参数进行传递</text:span></text:p>
      <text:p text:style-name="P63">fun01(<text:span text:style-name="T36">b</text:span>=<text:span text:style-name="T22">"bbbbb"</text:span>)</text:p>
      <text:p text:style-name="P64"><text:span text:style-name="T32"># 2. </text:span><text:span text:style-name="T33">星号元组形参：让位置实参的数量无限</text:span></text:p>
      <text:p text:style-name="P63"><text:span text:style-name="T18">def </text:span>fun02(<text:span text:style-name="T38">p1</text:span>, <text:span text:style-name="T38">p2</text:span>, *args):</text:p>
      <text:p text:style-name="P64"><text:s text:c="4"/><text:span text:style-name="T15">print</text:span><text:span text:style-name="T12">(args)</text:span></text:p>
      <text:p text:style-name="P63">fun02(<text:span text:style-name="T28">1</text:span>, <text:span text:style-name="T28">2</text:span>)</text:p>
      <text:p text:style-name="P63">fun02(<text:span text:style-name="T28">1</text:span>, <text:span text:style-name="T28">2</text:span>, <text:span text:style-name="T28">3</text:span>)</text:p>
      <text:p text:style-name="P63">fun02(<text:span text:style-name="T28">1</text:span>, <text:span text:style-name="T28">2</text:span>, <text:span text:style-name="T28">3</text:span>, <text:span text:style-name="T28">4</text:span>, <text:span text:style-name="T28">5</text:span>)</text:p>
      <text:p text:style-name="P64"><text:span text:style-name="T32"># 3. </text:span><text:span text:style-name="T33">命名关键字形参：传递的实参必须是关键字实参。</text:span></text:p>
      <text:p text:style-name="P64"><text:span text:style-name="T32"># </text:span><text:span text:style-name="T33">写法</text:span><text:span text:style-name="T32">1</text:span><text:span text:style-name="T33">：星号元组形参以后的参数是命名关键字形参</text:span></text:p>
      <text:p text:style-name="P69"># <text:s text:c="2"/>p1 <text:s/>p2</text:p>
      <text:p text:style-name="P63"><text:span text:style-name="T18">def </text:span>fun03(*args, p1=<text:span text:style-name="T22">""</text:span>, p2):</text:p>
      <text:p text:style-name="P64"><text:s text:c="4"/><text:span text:style-name="T15">print</text:span><text:span text:style-name="T12">(args)</text:span></text:p>
      <text:p text:style-name="P64"><text:s text:c="4"/><text:span text:style-name="T15">print</text:span><text:span text:style-name="T12">(p1)</text:span></text:p>
      <text:p text:style-name="P64"><text:s text:c="4"/><text:span text:style-name="T15">print</text:span><text:span text:style-name="T12">(p2)</text:span></text:p>
      <text:p text:style-name="P63">fun03(<text:span text:style-name="T28">2</text:span>, <text:span text:style-name="T28">2</text:span>, <text:span text:style-name="T36">p1</text:span>=<text:span text:style-name="T28">111</text:span>, <text:span text:style-name="T36">p2</text:span>=<text:span text:style-name="T28">222</text:span>)</text:p>
      <text:p text:style-name="P63">fun03(<text:span text:style-name="T36">p1</text:span>=<text:span text:style-name="T28">111</text:span>, <text:span text:style-name="T36">p2</text:span>=<text:span text:style-name="T28">222</text:span>)</text:p>
      <text:p text:style-name="P63">fun03(<text:span text:style-name="T36">p2</text:span>=<text:span text:style-name="T28">222</text:span>)</text:p>
      <text:p text:style-name="P64"><text:span text:style-name="T32"># </text:span><text:span text:style-name="T33">案例：</text:span></text:p>
      <text:p text:style-name="P69"># def print(*args, sep=' ', end='\n', file=None):</text:p>
      <text:p text:style-name="P69"><text:soft-page-break/># 1---fff---3.5---4---55---6---67 ok</text:p>
      <text:p text:style-name="P63"><text:span text:style-name="T14">print</text:span>(<text:span text:style-name="T28">1</text:span>, <text:span text:style-name="T22">"fff"</text:span>, <text:span text:style-name="T28">3.5</text:span>, <text:span text:style-name="T28">4</text:span>, <text:span text:style-name="T28">55</text:span>, <text:span text:style-name="T28">6</text:span>, <text:span text:style-name="T28">67</text:span>, <text:span text:style-name="T36">sep</text:span>=<text:span text:style-name="T22">"---"</text:span>, <text:span text:style-name="T36">end</text:span>=<text:span text:style-name="T22">" "</text:span>)</text:p>
      <text:p text:style-name="P63"><text:span text:style-name="T14">print</text:span>(<text:span text:style-name="T22">"ok"</text:span>)</text:p>
      <text:p text:style-name="P64"><text:span text:style-name="T32"># </text:span><text:span text:style-name="T33">写法</text:span><text:span text:style-name="T32">2:</text:span><text:span text:style-name="T33">星号以后的位置形参是命名关键字形参</text:span></text:p>
      <text:p text:style-name="P63"><text:span text:style-name="T18">def </text:span>fun04(*, p1=<text:span text:style-name="T28">0</text:span>, p2):</text:p>
      <text:p text:style-name="P64"><text:s text:c="4"/><text:span text:style-name="T15">print</text:span><text:span text:style-name="T12">(p1, p2)</text:span></text:p>
      <text:p text:style-name="P63">fun04(<text:span text:style-name="T36">p1</text:span>=<text:span text:style-name="T28">1</text:span>, <text:span text:style-name="T36">p2</text:span>=<text:span text:style-name="T28">2</text:span>)</text:p>
      <text:p text:style-name="P63">fun04(<text:span text:style-name="T36">p2</text:span>=<text:span text:style-name="T28">2</text:span>)</text:p>
      <text:p text:style-name="P64"><text:span text:style-name="T32"># 4. </text:span><text:span text:style-name="T33">双星号字典形参</text:span><text:span text:style-name="T32">:</text:span><text:span text:style-name="T33">让关键字实参的数量无限</text:span></text:p>
      <text:p text:style-name="P63"><text:span text:style-name="T18">def </text:span>fun05(**kwargs):</text:p>
      <text:p text:style-name="P64"><text:s text:c="4"/><text:span text:style-name="T15">print</text:span><text:span text:style-name="T12">(kwargs)</text:span></text:p>
      <text:p text:style-name="P63">fun05(<text:span text:style-name="T36">a</text:span>=<text:span text:style-name="T28">1</text:span>) <text:s/><text:span text:style-name="T35"># {'a': 1}</text:span></text:p>
      <text:p text:style-name="P63">fun05(<text:span text:style-name="T36">a</text:span>=<text:span text:style-name="T28">1</text:span>, <text:span text:style-name="T36">b</text:span>=<text:span text:style-name="T28">2</text:span>)</text:p>
      <text:p text:style-name="P70">fun05(<text:span text:style-name="T36">a</text:span>=<text:span text:style-name="T28">1</text:span>, <text:span text:style-name="T36">b</text:span>=<text:span text:style-name="T28">2</text:span>, <text:span text:style-name="T36">qtx</text:span>=<text:span text:style-name="T28">3</text:span>) <text:s/><text:span text:style-name="T35"># {'a': 1, 'b': 2, 'qtx': 3}</text:span></text:p>
      <text:p text:style-name="P56"><text:span text:style-name="T2"/></text:p>
      <text:h text:style-name="P57" text:outline-level="1"><text:span text:style-name="T1">作用域LEGB</text:span></text:h>
      <text:list xml:id="list896192678" text:style-name="WWNum61">
        <text:list-item>
          <text:p text:style-name="P8"><text:span text:style-name="T1">作用域：变量起作用的范围。</text:span></text:p>
        </text:list-item>
        <text:list-item>
          <text:p text:style-name="P8"><text:span text:style-name="T1">Local局部作用域：函数内部。</text:span></text:p>
        </text:list-item>
        <text:list-item>
          <text:p text:style-name="P8"><text:span text:style-name="T5">Enclosing </text:span><text:span text:style-name="md-softbreak"><text:span text:style-name="T5"><text:s/>外部嵌套</text:span></text:span><text:span text:style-name="T5">作用域 ：函数嵌套。 </text:span></text:p>
        </text:list-item>
        <text:list-item>
          <text:p text:style-name="P8"><text:span text:style-name="T1">Global</text:span><text:span text:style-name="md-softbreak"><text:span text:style-name="T5">全局作用域：模块(.py文件)内部。</text:span></text:span><text:span text:style-name="T5"> </text:span></text:p>
        </text:list-item>
        <text:list-item>
          <text:p text:style-name="P8"><text:span text:style-name="T5">Builtin内置模块作用域：builtins.py文件。</text:span></text:p>
        </text:list-item>
      </text:list>
      <text:h text:style-name="P59" text:outline-level="2"><text:span text:style-name="T4">变量名的查找规则</text:span></text:h>
      <text:list xml:id="list2358305196" text:style-name="WWNum62">
        <text:list-item>
          <text:p text:style-name="P9"><text:span text:style-name="T6">由内到外：</text:span><text:span text:style-name="T1">L -&gt; E -&gt; G -&gt; B</text:span></text:p>
        </text:list-item>
        <text:list-item>
          <text:p text:style-name="P9"><text:span text:style-name="T1">在访问变量时，先查找本地变量，然后是包裹此函数外部的函数内部的变量，之后是全局变量，最后是内置变量。</text:span></text:p>
        </text:list-item>
      </text:list>
      <text:h text:style-name="P59" text:outline-level="2"><text:span text:style-name="T4">局部变量</text:span></text:h>
      <text:list xml:id="list4243393859" text:style-name="WWNum63">
        <text:list-item>
          <text:p text:style-name="P10"><text:span text:style-name="T8">定义在函数内部的变量</text:span><text:span text:style-name="T1">(</text:span><text:span text:style-name="T8">形参也是局部变量</text:span><text:span text:style-name="T1">)</text:span></text:p>
        </text:list-item>
        <text:list-item>
          <text:p text:style-name="P10"><text:span text:style-name="T1">只能在函数内部使用</text:span></text:p>
        </text:list-item>
        <text:list-item>
          <text:p text:style-name="P10"><text:span text:style-name="T1">调用函数时才被创建，函数结束后自动销毁</text:span></text:p>
        </text:list-item>
      </text:list>
      <text:h text:style-name="P59" text:outline-level="2"><text:soft-page-break/><text:span text:style-name="T4">全局变量</text:span></text:h>
      <text:list xml:id="list2481304589" text:style-name="WWNum64">
        <text:list-item>
          <text:p text:style-name="P11"><text:span text:style-name="T1">定义在函数外部,模块内部的变量。</text:span></text:p>
        </text:list-item>
        <text:list-item>
          <text:p text:style-name="P11"><text:span text:style-name="T1">在整个模块(py文件)范围内访问（但函数内不能将其直接赋值）。</text:span></text:p>
        </text:list-item>
      </text:list>
      <text:h text:style-name="P59" text:outline-level="2"><text:span text:style-name="T4">global 语句</text:span></text:h>
      <text:list xml:id="list3136978363" text:style-name="WWNum65">
        <text:list-item>
          <text:p text:style-name="P12"><text:span text:style-name="T1">作用：</text:span></text:p>
        </text:list-item>
      </text:list>
      <text:p text:style-name="P14"><text:span text:style-name="T1">在函数内部修改全局变量。</text:span></text:p>
      <text:p text:style-name="P14"><text:span text:style-name="T1">在函数内部定义全局变量(全局声明)。</text:span></text:p>
      <text:list xml:id="list192025911566803" text:continue-numbering="true" text:style-name="WWNum65">
        <text:list-item>
          <text:p text:style-name="P12"><text:span text:style-name="T1">语法：</text:span></text:p>
        </text:list-item>
      </text:list>
      <text:p text:style-name="P41"><text:span text:style-name="T1">global 变量1, 变量2, …</text:span></text:p>
      <text:list xml:id="list192026531768125" text:continue-numbering="true" text:style-name="WWNum65">
        <text:list-item>
          <text:p text:style-name="P12"><text:span text:style-name="T1">说明</text:span></text:p>
        </text:list-item>
      </text:list>
      <text:p text:style-name="P46"><text:span text:style-name="T1">在函数内直接为全局变量赋值，视为创建新的局部变量。</text:span></text:p>
      <text:p text:style-name="P46"><text:span text:style-name="T1">不能先声明局部的变量，再用global声明为全局变量。</text:span></text:p>
      <text:h text:style-name="P61" text:outline-level="2"><text:span text:style-name="T7">nonlocal 语句</text:span></text:h>
      <text:list xml:id="list2498445555" text:style-name="WWNum66">
        <text:list-item>
          <text:p text:style-name="P13"><text:span text:style-name="T1">作用：</text:span></text:p>
        </text:list-item>
      </text:list>
      <text:p text:style-name="P41"><text:span text:style-name="T1">在内层函数修改外层嵌套函数内的变量</text:span></text:p>
      <text:list xml:id="list192026395183277" text:continue-numbering="true" text:style-name="WWNum66">
        <text:list-item>
          <text:p text:style-name="P13"><text:span text:style-name="T1">语法</text:span></text:p>
        </text:list-item>
      </text:list>
      <text:p text:style-name="P3"><text:span text:style-name="T1">nonlocal 变量名1,变量名2, ...</text:span></text:p>
      <text:list xml:id="list192025398579695" text:continue-numbering="true" text:style-name="WWNum66">
        <text:list-item>
          <text:p text:style-name="P13"><text:span text:style-name="T1">说明</text:span></text:p>
        </text:list-item>
      </text:list>
      <text:p text:style-name="P3"><text:span text:style-name="T1">在被嵌套的内函数中进行使用</text:span></text:p>
      <text:p text:style-name="P72"><text:span text:style-name="T1">price:</text:span></text:p>
      <text:p text:style-name="P64"><text:s text:c="12"/><text:span text:style-name="T15">print</text:span><text:span text:style-name="T12">(</text:span><text:span text:style-name="T19">"</text:span><text:span text:style-name="T21">购买成功，找回：</text:span><text:span text:style-name="T19">%d</text:span><text:span text:style-name="T21">元。</text:span><text:span text:style-name="T19">" </text:span><text:span text:style-name="T12">% (money - total_price))</text:span></text:p>
      <text:p text:style-name="P64"><text:s text:c="12"/><text:span text:style-name="T12">list_order.clear()</text:span></text:p>
      <text:p text:style-name="P64"><text:s text:c="12"/><text:span text:style-name="T16">break</text:span></text:p>
      <text:p text:style-name="P64"><text:span text:style-name="T14"><text:s text:c="8"/></text:span><text:span text:style-name="T16">else</text:span><text:span text:style-name="T12">:</text:span></text:p>
      <text:p text:style-name="P64"><text:s text:c="12"/><text:span text:style-name="T15">print</text:span><text:span text:style-name="T12">(</text:span><text:span text:style-name="T19">"</text:span><text:span text:style-name="T21">金额不足</text:span><text:span text:style-name="T19">."</text:span><text:span text:style-name="T12">)</text:span></text:p>
      <text:p text:style-name="P63"><text:span text:style-name="T18">def </text:span>get_total_price():</text:p>
      <text:p text:style-name="P64"><text:s text:c="4"/><text:span text:style-name="T24">"""</text:span></text:p>
      <text:p text:style-name="P64"><text:span text:style-name="T23"><text:s text:c="8"/></text:span><text:span text:style-name="T25">获取总价格</text:span></text:p>
      <text:p text:style-name="P67"><text:s text:c="4"/><text:span text:style-name="T13">"""</text:span></text:p>
      <text:p text:style-name="P64"><text:span text:style-name="T23"><text:s text:c="4"/></text:span><text:span text:style-name="T12">total_price = </text:span><text:span text:style-name="T30">0</text:span></text:p>
      <text:p text:style-name="P64"><text:span text:style-name="T28"><text:s text:c="4"/></text:span><text:span text:style-name="T16">for </text:span><text:span text:style-name="T12">item </text:span><text:span text:style-name="T16">in </text:span><text:span text:style-name="T12">list_order:</text:span></text:p>
      <text:p text:style-name="P64"><text:s text:c="8"/><text:span text:style-name="T12">commodity = dict_commodity_info[item[</text:span><text:span text:style-name="T19">"cid"</text:span><text:span text:style-name="T12">]]</text:span></text:p>
      <text:p text:style-name="P64"><text:s text:c="8"/><text:span text:style-name="T12">total_price += commodity[</text:span><text:span text:style-name="T19">"price"</text:span><text:span text:style-name="T12">] * item[</text:span><text:span text:style-name="T19">"count"</text:span><text:span text:style-name="T12">]</text:span></text:p>
      <text:p text:style-name="P64"><text:soft-page-break/><text:s text:c="4"/><text:span text:style-name="T16">return </text:span><text:span text:style-name="T12">total_price</text:span></text:p>
      <text:p text:style-name="P63"><text:span text:style-name="T18">def </text:span>print_orders_info():</text:p>
      <text:p text:style-name="P64"><text:s text:c="4"/><text:span text:style-name="T24">"""</text:span></text:p>
      <text:p text:style-name="P64"><text:span text:style-name="T23"><text:s text:c="8"/></text:span><text:span text:style-name="T25">打印所有订单信息</text:span></text:p>
      <text:p text:style-name="P67"><text:s text:c="4"/><text:span text:style-name="T13">"""</text:span></text:p>
      <text:p text:style-name="P64"><text:span text:style-name="T23"><text:s text:c="4"/></text:span><text:span text:style-name="T16">for </text:span><text:span text:style-name="T12">item </text:span><text:span text:style-name="T16">in </text:span><text:span text:style-name="T12">list_order:</text:span></text:p>
      <text:p text:style-name="P64"><text:s text:c="8"/><text:span text:style-name="T12">commodity = dict_commodity_info[item[</text:span><text:span text:style-name="T19">"cid"</text:span><text:span text:style-name="T12">]]</text:span></text:p>
      <text:p text:style-name="P64"><text:s text:c="8"/><text:span text:style-name="T15">print</text:span><text:span text:style-name="T12">(</text:span><text:span text:style-name="T19">"</text:span><text:span text:style-name="T21">商品：</text:span><text:span text:style-name="T19">%s</text:span><text:span text:style-name="T21">，单价：</text:span><text:span text:style-name="T19">%d,</text:span><text:span text:style-name="T21">数量</text:span><text:span text:style-name="T19">:%d." </text:span><text:span text:style-name="T12">% (commodity[</text:span><text:span text:style-name="T19">"name"</text:span><text:span text:style-name="T12">], commodity[</text:span><text:span text:style-name="T19">"price"</text:span><text:span text:style-name="T12">], item[</text:span><text:span text:style-name="T19">"count"</text:span><text:span text:style-name="T12">]))</text:span></text:p>
      <text:p text:style-name="P70">shopping()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h text:style-name="P58" text:outline-level="1">面向对象 <text:span text:style-name="T9">O</text:span>bject <text:bookmark-start text:name="OLE_LINK2"/><text:bookmark-start text:name="OLE_LINK1"/><text:span text:style-name="T9">O</text:span>riented<text:bookmark-end text:name="OLE_LINK2"/><text:bookmark-end text:name="OLE_LINK1"/></text:h>
      <text:h text:style-name="P60" text:outline-level="2">概述</text:h>
      <text:h text:style-name="P34" text:outline-level="3">面向过程</text:h>
      <text:list xml:id="list129228651" text:style-name="WWNum26">
        <text:list-item>
          <text:p text:style-name="P19">分析出解决问题的步骤，然后逐步实现。</text:p>
        </text:list-item>
      </text:list>
      <text:p text:style-name="P26">例如：婚礼筹办</text:p>
      <text:p text:style-name="P47">-- 发请柬（选照片、措词、制作）</text:p>
      <text:p text:style-name="P47">-- 宴席（场地、找厨师、准备桌椅餐具、计划菜品、购买食材）</text:p>
      <text:p text:style-name="P47">-- 婚礼仪式（定婚礼仪式流程、请主持人）</text:p>
      <text:list xml:id="list192026915319194" text:continue-numbering="true" text:style-name="WWNum26">
        <text:list-item>
          <text:p text:style-name="P19">公式：程序 = 算法 + 数据结构</text:p>
        </text:list-item>
        <text:list-item>
          <text:p text:style-name="P19">优点：所有环节、细节自己掌控。</text:p>
        </text:list-item>
        <text:list-item>
          <text:p text:style-name="P19">缺点：考虑所有细节，工作量大。 </text:p>
        </text:list-item>
      </text:list>
      <text:h text:style-name="P34" text:outline-level="3">面向对象</text:h>
      <text:list xml:id="list3709636934" text:style-name="WWNum27">
        <text:list-item>
          <text:p text:style-name="P20">找出解决问题的人，然后分配职责。</text:p>
        </text:list-item>
      </text:list>
      <text:p text:style-name="P26">例如：婚礼筹办</text:p>
      <text:p text:style-name="P26">-- 发请柬：找摄影公司（拍照片、制作请柬）</text:p>
      <text:p text:style-name="P26">-- 宴席：找酒店（告诉对方标准、数量、挑选菜品） </text:p>
      <text:p text:style-name="P26">-- 婚礼仪式：找婚庆公司（对方提供司仪、制定流程、提供设备、帮助执行）</text:p>
      <text:list xml:id="list192026203143235" text:continue-numbering="true" text:style-name="WWNum27">
        <text:list-item>
          <text:p text:style-name="P20">公式：程序 = 对象 + 交互</text:p>
        </text:list-item>
        <text:list-item>
          <text:p text:style-name="P20">优点</text:p>
        </text:list-item>
      </text:list>
      <text:list xml:id="list398415226" text:style-name="WWNum29">
        <text:list-item>
          <text:p text:style-name="P27">思想层面：</text:p>
        </text:list-item>
      </text:list>
      <text:p text:style-name="P48">-- 可模拟现实情景，更接近于人类思维。</text:p>
      <text:p text:style-name="P48">-- 有利于梳理归纳、分析解决问题。</text:p>
      <text:list xml:id="list192026376857328" text:continue-numbering="true" text:style-name="WWNum29">
        <text:list-item>
          <text:p text:style-name="P27">技术层面：</text:p>
        </text:list-item>
      </text:list>
      <text:p text:style-name="P49">-- <text:span text:style-name="T10">高复用：对重复的代码进行封装，提高开发效率。</text:span></text:p>
      <text:p text:style-name="P50"><text:span text:style-name="T10">-- 高扩展：增加新的功能，不修改以前的代码。</text:span></text:p>
      <text:p text:style-name="P49"><text:span text:style-name="T10">-- 高维护：代码可读性好，逻辑清晰，结构规整。</text:span></text:p>
      <text:list xml:id="list192026739545203" text:continue-list="list192026203143235" text:style-name="WWNum27">
        <text:list-item>
          <text:p text:style-name="P20">缺点<text:span text:style-name="T10">：学习曲线陡峭。</text:span></text:p>
        </text:list-item>
      </text:list>
      <text:h text:style-name="P60" text:outline-level="2"><text:soft-page-break/>类和对象</text:h>
      <text:list xml:id="list1484997662" text:style-name="WWNum11">
        <text:list-item>
          <text:p text:style-name="P21">类：一个抽象的概念，即生活中的”类别”。</text:p>
        </text:list-item>
        <text:list-item>
          <text:p text:style-name="P22">对象：类的具体实例，即归属于某个类别的”个体”。</text:p>
        </text:list-item>
        <text:list-item>
          <text:p text:style-name="P23">类是创建对象的”模板”。</text:p>
        </text:list-item>
      </text:list>
      <text:p text:style-name="P39">-- 数据成员：名词类型的状态。</text:p>
      <text:p text:style-name="P39">-- 方法成员：动词类型的行为。</text:p>
      <text:list xml:id="list192025813044282" text:continue-numbering="true" text:style-name="WWNum11">
        <text:list-item>
          <text:p text:style-name="P22">类与类行为不同，对象与对象数据不同。</text:p>
        </text:list-item>
      </text:list>
      <text:h text:style-name="P34" text:outline-level="3">语法</text:h>
      <text:h text:style-name="P2" text:outline-level="4">定义类</text:h>
      <text:list xml:id="list3618042892" text:style-name="WWNum16">
        <text:list-item>
          <text:p text:style-name="P24">代码</text:p>
        </text:list-item>
      </text:list>
      <text:p text:style-name="P51">class 类名:</text:p>
      <text:p text:style-name="P51"><text:tab/>“””文档说明”””</text:p>
      <text:p text:style-name="P52"><text:tab/>def _init_(self,参数列表):</text:p>
      <text:p text:style-name="P52"><text:tab/><text:tab/>self.实例变量 = 参数</text:p>
      <text:p text:style-name="P53">方法成员</text:p>
      <text:list xml:id="list192026902127532" text:continue-numbering="true" text:style-name="WWNum16">
        <text:list-item>
          <text:p text:style-name="P24"><text:tab/>说明</text:p>
        </text:list-item>
      </text:list>
      <text:p text:style-name="P30">-- 类名所有单词首字母大写.</text:p>
      <text:p text:style-name="P30">-- <text:s/>_init_ 也叫构造函数，创建对象时被调用，也可以省略。</text:p>
      <text:p text:style-name="P30">-- <text:s/>self 变量绑定的是被创建的对象，名称可以随意。</text:p>
      <text:h text:style-name="P2" text:outline-level="4">创建对象(实例化)</text:h>
      <text:p text:style-name="P39">变量 = 构造函数 (参数列表)</text:p>
      <text:h text:style-name="P34" text:outline-level="3">实例成员</text:h>
      <text:h text:style-name="P2" text:outline-level="4">实例变量</text:h>
      <text:list xml:id="list3744587721" text:style-name="WWNum17">
        <text:list-item>
          <text:p text:style-name="P25">语法</text:p>
        </text:list-item>
      </text:list>
      <text:list xml:id="list1462620436" text:style-name="WWNum18">
        <text:list-item>
          <text:p text:style-name="P28">定义：对象.变量名</text:p>
        </text:list-item>
        <text:list-item>
          <text:p text:style-name="P28">调用：对象.变量名 </text:p>
        </text:list-item>
      </text:list>
      <text:p text:style-name="P47"/>
      <text:list xml:id="list192025323628168" text:continue-list="list3744587721" text:style-name="WWNum17">
        <text:list-item>
          <text:p text:style-name="P25">说明</text:p>
        </text:list-item>
      </text:list>
      <text:list xml:id="list2283112764" text:style-name="WWNum23">
        <text:list-item>
          <text:p text:style-name="P29">首次通过对象赋值为创建，再次赋值为修改.</text:p>
        </text:list-item>
      </text:list>
      <text:p text:style-name="P31"><text:soft-page-break/>w01 = Wife()</text:p>
      <text:p text:style-name="P31">w01.name = “丽丽”</text:p>
      <text:p text:style-name="P31">w01.name = “莉莉”</text:p>
      <text:list xml:id="list192025254552563" text:continue-numbering="true" text:style-name="WWNum23">
        <text:list-item>
          <text:p text:style-name="P29">通常在构造函数(_init_)中创建。</text:p>
        </text:list-item>
      </text:list>
      <text:p text:style-name="P31">w01 = Wife(“丽丽”,24)</text:p>
      <text:p text:style-name="P31">print(w01.name)</text:p>
      <text:list xml:id="list192025270683085" text:continue-numbering="true" text:style-name="WWNum23">
        <text:list-item>
          <text:p text:style-name="P29">每个对象存储一份，通过对象地址访问。</text:p>
        </text:list-item>
      </text:list>
      <text:p text:style-name="P32"/>
      <text:list xml:id="list192025725293569" text:continue-list="list192025323628168" text:style-name="WWNum17">
        <text:list-item>
          <text:p text:style-name="P25">作用：描述所有对象的共有数据。</text:p>
        </text:list-item>
        <text:list-item>
          <text:p text:style-name="P25">__dict__：对象的属性，用于存储自身实例变量的字典。</text:p>
        </text:list-item>
      </text:list>
      <text:h text:style-name="P2" text:outline-level="4">实例方法</text:h>
      <text:list xml:id="list1757235300" text:style-name="WWNum12">
        <text:list-item>
          <text:p text:style-name="P18">语法</text:p>
        </text:list-item>
      </text:list>
      <text:p text:style-name="P54">(1) 定义： <text:s/>def 方法名称(self, 参数列表):</text:p>
      <text:p text:style-name="P55"><text:tab/> <text:s text:c="3"/>方法体</text:p>
      <text:p text:style-name="P54">(2) 调用： 对象地址.实例方法名(参数列表)</text:p>
      <text:p text:style-name="P50"><text:tab/><text:tab/> <text:s/>不建议通过类名访问实例方法</text:p>
      <text:list xml:id="list192025176671604" text:continue-numbering="true" text:style-name="WWNum12">
        <text:list-item>
          <text:p text:style-name="P18">说明</text:p>
        </text:list-item>
      </text:list>
      <text:p text:style-name="P39">(1) 至少有一个形参，第一个参数绑定调用这个方法的对象,一般命名为"self"。</text:p>
      <text:p text:style-name="P39">(2) 无论创建多少对象，方法只有一份，并且被所有对象共享。</text:p>
      <text:list xml:id="list192026545393545" text:continue-numbering="true" text:style-name="WWNum12">
        <text:list-item>
          <text:p text:style-name="P18"><text:span text:style-name="T1">作用：表示对象行为。</text:span></text:p>
          <text:p text:style-name="P74"><text:span text:style-name="T1">"""</text:span></text:p>
        </text:list-item>
      </text:list>
      <text:p text:style-name="P64"><text:span text:style-name="T23"><text:s text:c="4"/></text:span><text:span text:style-name="T25">类</text:span><text:span text:style-name="T24">:</text:span><text:span text:style-name="T25">抽象的概念 <text:s text:c="4"/>类别</text:span></text:p>
      <text:p text:style-name="P64"><text:span text:style-name="T23"><text:s text:c="8"/></text:span><text:span text:style-name="T25">水果类成员</text:span><text:span text:style-name="T24">:</text:span></text:p>
      <text:p text:style-name="P64"><text:span text:style-name="T23"><text:s text:c="12"/></text:span><text:span text:style-name="T25">数据</text:span><text:span text:style-name="T24">(</text:span><text:span text:style-name="T25">名词</text:span><text:span text:style-name="T24">)</text:span><text:span text:style-name="T25">成员</text:span><text:span text:style-name="T24">:</text:span><text:span text:style-name="T25">重量</text:span><text:span text:style-name="T24">/</text:span><text:span text:style-name="T25">水分</text:span><text:span text:style-name="T24">/</text:span><text:span text:style-name="T25">味道</text:span><text:span text:style-name="T24">/</text:span><text:span text:style-name="T25">价格</text:span><text:span text:style-name="T24">...</text:span></text:p>
      <text:p text:style-name="P64"><text:span text:style-name="T23"><text:s text:c="12"/></text:span><text:span text:style-name="T25">行为</text:span><text:span text:style-name="T24">(</text:span><text:span text:style-name="T25">动词</text:span><text:span text:style-name="T24">)</text:span><text:span text:style-name="T25">成员</text:span><text:span text:style-name="T24">:</text:span><text:span text:style-name="T25">生长</text:span><text:span text:style-name="T24">/</text:span><text:span text:style-name="T25">腐烂</text:span><text:span text:style-name="T24">...</text:span></text:p>
      <text:p text:style-name="P64"><text:span text:style-name="T23"><text:s text:c="8"/></text:span><text:span text:style-name="T25">狗类成员</text:span><text:span text:style-name="T24">:</text:span></text:p>
      <text:p text:style-name="P64"><text:span text:style-name="T23"><text:s text:c="12"/></text:span><text:span text:style-name="T25">数据</text:span><text:span text:style-name="T24">(</text:span><text:span text:style-name="T25">名词</text:span><text:span text:style-name="T24">)</text:span><text:span text:style-name="T25">成员</text:span><text:span text:style-name="T24">:</text:span><text:span text:style-name="T25">重量</text:span><text:span text:style-name="T24">/</text:span><text:span text:style-name="T25">体味</text:span><text:span text:style-name="T24">/</text:span><text:span text:style-name="T25">高度</text:span><text:span text:style-name="T24">...</text:span></text:p>
      <text:p text:style-name="P64"><text:span text:style-name="T23"><text:s text:c="12"/></text:span><text:span text:style-name="T25">行为</text:span><text:span text:style-name="T24">(</text:span><text:span text:style-name="T25">动词</text:span><text:span text:style-name="T24">)</text:span><text:span text:style-name="T25">成员</text:span><text:span text:style-name="T24">:</text:span><text:span text:style-name="T25">尿尿</text:span><text:span text:style-name="T24">/</text:span><text:span text:style-name="T25">吃</text:span><text:span text:style-name="T24">/</text:span><text:span text:style-name="T25">叫</text:span><text:span text:style-name="T24">...</text:span></text:p>
      <text:p text:style-name="P64"><text:span text:style-name="T23"><text:s text:c="4"/></text:span><text:span text:style-name="T25">对象</text:span><text:span text:style-name="T24">:</text:span><text:span text:style-name="T25">具体的实例 <text:s text:c="2"/>个体</text:span></text:p>
      <text:p text:style-name="P64"><text:span text:style-name="T23"><text:s text:c="8"/></text:span><text:span text:style-name="T25">水果类对象</text:span><text:span text:style-name="T24">:</text:span><text:span text:style-name="T25">香蕉</text:span><text:span text:style-name="T24">/</text:span><text:span text:style-name="T25">苹果</text:span><text:span text:style-name="T24">/</text:span><text:span text:style-name="T25">哈密瓜</text:span></text:p>
      <text:p text:style-name="P64"><text:span text:style-name="T23"><text:s text:c="8"/></text:span><text:span text:style-name="T25">狗类对象</text:span><text:span text:style-name="T24">:</text:span><text:span text:style-name="T25">拉布拉多</text:span><text:span text:style-name="T24">/</text:span><text:span text:style-name="T25">金毛</text:span></text:p>
      <text:p text:style-name="P64"><text:span text:style-name="T23"><text:s text:c="4"/></text:span><text:span text:style-name="T25">类与类行为不同</text:span><text:span text:style-name="T24">,</text:span><text:span text:style-name="T25">对象与对象数据不同</text:span><text:span text:style-name="T24">.</text:span></text:p>
      <text:p text:style-name="P68">"""</text:p>
      <text:p text:style-name="P63"><text:span text:style-name="T18">class </text:span>Wife:</text:p>
      <text:p text:style-name="P64"><text:s text:c="4"/><text:span text:style-name="T24">"""</text:span></text:p>
      <text:p text:style-name="P64"><text:span text:style-name="T23"><text:s text:c="8"/></text:span><text:span text:style-name="T25">老婆类</text:span><text:span text:style-name="T26"> <text:s/></text:span><text:span text:style-name="T24">---- </text:span><text:span text:style-name="T25">抽象</text:span></text:p>
      <text:p text:style-name="P67"><text:s text:c="4"/><text:span text:style-name="T13">"""</text:span></text:p>
      <text:p text:style-name="P64"><text:span text:style-name="T23"><text:s text:c="4"/></text:span><text:span text:style-name="T32"># </text:span><text:span text:style-name="T33">数据</text:span></text:p>
      <text:p text:style-name="P64"><text:span text:style-name="T31"><text:s text:c="4"/></text:span><text:span text:style-name="T16">def </text:span><text:span text:style-name="T40">__init__</text:span><text:span text:style-name="T12">(</text:span><text:span text:style-name="T41">self</text:span><text:span text:style-name="T12">,name,height,weight):</text:span></text:p>
      <text:p text:style-name="P64"><text:s text:c="8"/><text:span text:style-name="T41">self</text:span><text:span text:style-name="T12">.height = height</text:span></text:p>
      <text:p text:style-name="P64"><text:s text:c="8"/><text:span text:style-name="T41">self</text:span><text:span text:style-name="T12">.weight = weight</text:span></text:p>
      <text:p text:style-name="P64"><text:soft-page-break/><text:s text:c="8"/><text:span text:style-name="T41">self</text:span><text:span text:style-name="T12">.name = name</text:span></text:p>
      <text:p text:style-name="P64"><text:s text:c="4"/><text:span text:style-name="T32"># </text:span><text:span text:style-name="T33">行为</text:span></text:p>
      <text:p text:style-name="P64"><text:span text:style-name="T31"><text:s text:c="4"/></text:span><text:span text:style-name="T16">def </text:span><text:span text:style-name="T12">play(</text:span><text:span text:style-name="T41">self</text:span><text:span text:style-name="T12">):</text:span></text:p>
      <text:p text:style-name="P64"><text:s text:c="8"/><text:span text:style-name="T32"># </text:span><text:span text:style-name="T33">方法可以访问数据</text:span></text:p>
      <text:p text:style-name="P64"><text:span text:style-name="T31"><text:s text:c="8"/></text:span><text:span text:style-name="T15">print</text:span><text:span text:style-name="T12">(</text:span><text:span text:style-name="T41">self</text:span><text:span text:style-name="T12">.name + </text:span><text:span text:style-name="T19">"</text:span><text:span text:style-name="T21">在玩耍</text:span><text:span text:style-name="T19">"</text:span><text:span text:style-name="T12">)</text:span></text:p>
      <text:p text:style-name="P64"><text:span text:style-name="T32"># </text:span><text:span text:style-name="T33">创建对象</text:span></text:p>
      <text:p text:style-name="P64"><text:span text:style-name="T32"># </text:span><text:span text:style-name="T33">类名</text:span><text:span text:style-name="T32">(</text:span><text:span text:style-name="T33">参数</text:span><text:span text:style-name="T32">...) <text:s/></text:span><text:span text:style-name="T33">调用</text:span><text:span text:style-name="T32">__init__</text:span><text:span text:style-name="T33">方法</text:span></text:p>
      <text:p text:style-name="P64"><text:span text:style-name="T12">w01 = Wife(</text:span><text:span text:style-name="T19">"</text:span><text:span text:style-name="T21">翠花</text:span><text:span text:style-name="T19">"</text:span><text:span text:style-name="T12">,</text:span><text:span text:style-name="T30">1.8</text:span><text:span text:style-name="T12">,</text:span><text:span text:style-name="T30">180</text:span><text:span text:style-name="T12">)</text:span></text:p>
      <text:p text:style-name="P64"><text:span text:style-name="T12">w01.play()</text:span><text:span text:style-name="T32"># </text:span><text:span text:style-name="T33">通过对象地址调用方法</text:span><text:span text:style-name="T32">,</text:span><text:span text:style-name="T33">会自动传递对象地址</text:span><text:span text:style-name="T32">.</text:span></text:p>
      <text:p text:style-name="P64"><text:span text:style-name="T12">w02 = Wife(</text:span><text:span text:style-name="T19">"</text:span><text:span text:style-name="T21">如花</text:span><text:span text:style-name="T19">"</text:span><text:span text:style-name="T12">,</text:span><text:span text:style-name="T30">2.1</text:span><text:span text:style-name="T12">,</text:span><text:span text:style-name="T30">20</text:span><text:span text:style-name="T12">)</text:span></text:p>
      <text:p text:style-name="P63">w02.play()</text:p>
      <text:p text:style-name="P71"><text:span text:style-name="T32"># </text:span><text:span text:style-name="T33">同一个方法</text:span><text:span text:style-name="T32">,</text:span><text:span text:style-name="T33">可以访问不同的对象数据</text:span><text:span text:style-name="T32">(</text:span><text:span text:style-name="T33">方法中</text:span><text:span text:style-name="T32">self</text:span><text:span text:style-name="T33">指向了不同对象</text:span><text:span text:style-name="T32">).</text:span></text:p>
      <text:list xml:id="list192025038596140" text:continue-numbering="true" text:style-name="WWNum12">
        <text:list-item>
          <text:p text:style-name="P17"><text:span text:style-name="T1"/></text:p>
        </text:list-item>
      </text:list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oft-page-break/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d-softbreak" style:family="text" style:parent-style-name="Default_20_Paragraph_20_Font"/>
    <style:style style:name="ListLabel_20_7" style:display-name="ListLabel 7" style:family="text">
      <style:text-properties fo:color="#1f0909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10" style:display-name="ListLabel 10" style:family="text">
      <style:text-properties fo:font-weight="bold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8:53:18.670082310</meta:creation-date>
    <dc:date>2019-07-10T19:20:24.539393210</dc:date>
    <meta:editing-duration>PT3M28S</meta:editing-duration>
    <meta:editing-cycles>1</meta:editing-cycles>
    <meta:document-statistic meta:table-count="0" meta:image-count="0" meta:object-count="0" meta:page-count="11" meta:paragraph-count="282" meta:word-count="2691" meta:character-count="5077" meta:non-whitespace-character-count="4200"/>
    <meta:generator>LibreOffice/6.0.7.3$Linux_X86_64 LibreOffice_project/00m0$Build-3</meta:generator>
  </office:meta>
</office:document-meta>
</file>